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BigModule.xml" manifest:media-type="text/xml" manifest:size="273430">
    <manifest:encryption-data manifest:checksum-type="urn:oasis:names:tc:opendocument:xmlns:manifest:1.0#sha256-1k" manifest:checksum="">
      <manifest:algorithm manifest:algorithm-name="http://www.w3.org/2001/04/xmlenc#aes256-cbc" manifest:initialisation-vector="knzeHcCVY/v0XwPUKncZzQ=="/>
      <manifest:key-derivation manifest:key-derivation-name="PBKDF2" manifest:key-size="32" manifest:iteration-count="1024" manifest:salt="nXgBCvPTmpaHE8DYNCsS3w=="/>
      <manifest:start-key-generation manifest:start-key-generation-name="http://www.w3.org/2000/09/xmldsig#sha256" manifest:key-size="32"/>
    </manifest:encryption-data>
  </manifest:file-entry>
  <manifest:file-entry manifest:full-path="Basic/MyLibrary/script-lb.xml" manifest:media-type="text/xml"/>
  <manifest:file-entry manifest:full-path="Basic/MyLibrary/BigModule.bin" manifest:media-type=""/>
  <manifest:file-entry manifest:full-path="Basic/MyLibrary/Module1.xml" manifest:media-type="text/xml" manifest:size="1041">
    <manifest:encryption-data manifest:checksum-type="urn:oasis:names:tc:opendocument:xmlns:manifest:1.0#sha256-1k" manifest:checksum="/82x+xFkljVd4rv8De2eROQBjVIb6Kjk7QdQyxz0FP4=">
      <manifest:algorithm manifest:algorithm-name="http://www.w3.org/2001/04/xmlenc#aes256-cbc" manifest:initialisation-vector="6gMcAYXrXwGfCrC18D87yA=="/>
      <manifest:key-derivation manifest:key-derivation-name="PBKDF2" manifest:key-size="32" manifest:iteration-count="1024" manifest:salt="pM3rrJGMcts7vgYLMo4vdg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  <form:button form:name="Bouton 2" form:control-implementation="ooo:com.sun.star.form.component.CommandButton" xml:id="control2" form:id="control2" form:label="big Metho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bigMethod?language=Basic&amp;location=document" xlink:type="simple"/>
              </office:event-listeners>
            </form:button>
            <form:button form:name="Bouton 2" form:control-implementation="ooo:com.sun.star.form.component.CommandButton" xml:id="control3" form:id="control3" form:label="far big Metho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farBigMethod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  <draw:control draw:z-index="1" draw:text-style-name="P1" svg:width="37.44mm" svg:height="14.34mm" svg:x="31.39mm" svg:y="82.08mm" draw:control="control2"/>
          <draw:control draw:z-index="2" draw:text-style-name="P1" svg:width="37.44mm" svg:height="14.34mm" svg:x="90.31mm" svg:y="80.48mm" draw:control="control3"/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8:18:13.42669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9-30T18:18:57.463742926</dc:date>
    <meta:editing-duration>PT2H24M19S</meta:editing-duration>
    <meta:editing-cycles>52</meta:editing-cycles>
    <meta:generator>LibreOfficeDev/5.0.3.0.0$Linux_X86_64 LibreOffice_project/6bb2addf14df19dd1e88b833a2f17271c8ffd278</meta:generator>
    <dc:creator>Laurent Godard</dc:creator>
    <meta:document-statistic meta:table-count="1" meta:cell-count="3" meta:object-count="3"/>
  </office:meta>
</office:document-meta>
</file>

<file path=Basic/MyLibrary/BigModule.xml>,���I�Z%�,E��/���,u�W_�����5xZ����� ��8�½3��rw��\���c$N��ꀏ���W��n��&Gf$��'�>h�٠,�x����"ƌ�W��9��e��m1],�f�ǒ���ߨ�S�N�L�8R`�jH-Lt�1[3�E"�*�*5�gP�V�q�6��W�š�w/K-okH�[52�ȳ�{\�<�k�x;dD����O��5(:@ ��-��7�	�&9MÅ0ۡe\XTF���,nѐm�Z�%�lH�Oa��H�s�oe�n8ѪЮp4)��ȫ�K���%�3eu�z���UĻm~�Mׄ�X��"E��5R��W!!�.s�J7J;d����B�"ד� mO�z�}ڦ�*d�]A�r4x��y�༵���q�v�����ʰI2���4ԜȆ�J��Yj� M�2�W0��gIy�+� d�L���H��l��x;�T=�]ǅLi���
=A&Y�s��N�p��/th��!4��Hk��x�Fǌ�ǼdY��-��0zbe�xr��o��DL�!�i(�o�;����ۤ$�:�-~?���,�Bῦ���qT���5�>�Vb(�d?h����6��694���H�c���;V���W[�0�r}�{� �*��3a�1DXív
y]��|���]��S��k�@�᎘2�-��?s OJ���/����%�� �n��ž<qH�
�[s�LS�<\Թ䩕l����uE�@����q姞���(�N�W����	�E�ڔ&0T�yǡ�m���!��,?;�:�V��[��C�<ٰ��AQ�&�o�8H��*L�L4��yU3-%	�'"�_q��]��|g�l�ȭ��~L�	�����C��>G�o/;¼���ߑ�s�cr��n�$Pe�_����p{8��:��z1M�󇴳a��F<x�J��SfF�0�HRI�f:��.��qy�K���{�_� gm`|�j���`~(|L2����_��9/��A{���L�>%&�js,�1o+ �+�OTс��({M��ѷ�9�8l_��p��\�>�æLI+�ڿ�jγ>��)ȇ-���X�ĥ��Ox�G+�ĶZ;]W|�ƉES�3���t7��0��D&܆Q�'�PQ0�T�e�����/�Ƈ翡���c����߀w4�����|��(	=��-Q�����f��f�U�����w����>u���d
elv��P�ab�p�0�KD��F	a�)�F&���1D���ͥ�0����l׶z7ˌk�jd�Eԯ�:T%JGc[�����`��7<f5G��.�b���v�T)u���,O0��ríý|o��>慓�,�j��3r�ʊ�) �ބ=�u91��d#`�M�[�C��_�,N�ڍ���e�Ξ�.��g| ��ц1_7Ql���Q��=��kIm"�>�A�^���ؘ���$;�`ei�ל�w����N����c&r���alcg�3q����x����'��g����g�M���Q%(�G�f����4|Q9��P�~�rfY���"�R���]�#MQLD��0+ﻘ��O�����l?u/�~��r^��~a�$��u�Pa\�}̂�8�P)��K���:
��$m���]R�A��`�1g[����!��y��qA����de0�b������Z�B��%1���:���g��7!��A=���[a�^?�7W��$��Q M|8�Z\�Z����qB�Q?��lX���zO�����B	�����Mgu�y���IIk	q����������m9� ��h��22>n�ȷ�P�
����}�q��H:Z�B]Bm��
�s�t��6iY�Q�$�����É�ըg�xܼ�	�.�Zy�t�}�4�Q��~M�gy�++���O��A��Y������d�ΐ�ޑNf�II�i�&�~�E�C~b�OS("7x��	hs�����e��$6��+hm��է3��$��x�I�exuv�}�V�q���uf��s�-ڱ�H�#��Z���K;�.�p���h�I QB�XC �[�[�quB�2#��fu4�^c�ilA��7�X�@�F�/���3fX�[c��QW@D���[�9��ܸ��M�q���R�5O���[�U6��'��f�)���)!��&�x���He!�$��u���#Rh,�m�8�/p:���ˋ��l+�H��D�J�6	�QB�Ǩ�+��A]��is�bH����v�s� +>a����M���� 2� f |�+��C͐������ah� �):�?�R�X�rl��NF,�m��d��y����'8]�v�nB��S�M�Ǜ�2�څ>̶S�Z>Ưθ�eb��`N�,d�+�a�\�kE���ç�Ԝ G.�|a*qV.�'�]�Ԟ�)_��n���vTM�j�n��e�􏣭��������1�:�+q�!K�Z�ȋw�U�NL�������ڙ��Bx_st1B�C��!0V�q-��Pr�M���k���j�rh�B6���:j;W�y]�f*6�RpM�9����%"?��۟u>ܑ�x敘�]`If�v�	"M?]獲_�J4C�o.��'u�j(��%�$��}�ĹG趿�y`�= sS��7{="�6K[]X�Z�O*:FʏV!rP3tu�J4��*���p��g�2�0{aޓ��/�l�ڢO5���7��i��;	�Y]��ZP��ĉF!-����?�پg���b��e٩���݉8�3�i7P��>�SEz��WBݷ,���u�o����sZ�r�ʥ�x��Oٴ����.���~� �U��9,����5���ӫ��H���&���\0�N	��MF��뾥O�*iF�F��mv=�o�����@�p`�y}�-5��QB[င��������be���x7������$�p��O@YJj8z�ٰ��ӉeɉfR@�8�Ų�p�^�N��B�!��ܒ�9�'���+s��2�ܒ�M#.�)��
��F����e7ea���j����2��V@�c�	�I嚛a�m�����J�<-8�����E�2��x��ɤT;j@W�P��Zr��&~"gpÛe��N@����,��E�ޯ��$���*��������i��`*�G���OY��ߗ��'��;Ґ0i0��D��+�U���%gv6@(t�B��X�����ऐ6�7h�ƫ[�l?(JŢ�d��6#�t/X�S��@��6L�F�v�O�WP�q��G7�Rg��61�I�7���M6�	
</file>

<file path=Basic/MyLibrary/Module1.xml>�'�.��g�5�Q���^�Tb�Qo5e �ژ��lY�w�,��؃)�jp���E��w%.����J�M��}�C}�,k��b�C�ls��RE�:��k4�̪]Cu�F���q+KS�%�?+Zˤo��\� q��˳D���ȼ�m*�����4icf\�=�[d
�aâ��| ���Z��%Ԉn�����ۻ�pT�4�t/H�l�^/�I;=�	KûLxcKhЈޫ�h�)�r�iƅ!Fg���zT)P�A����\���W��
zv�KZ1�z,����zm��E�������yf�:?���/��Yjh���Ah���'ܮ�/1j�CQy@�:>Χx��F��ަb�pI�d��a��y�S�{>������x���-栓E�3hCd/(����^1�ٲ��a�-w����OQ����}�{_el&�&��GG9��l��TxB6ASZ�P�;CR)�����$��`0�/��f�x�KeU�?f@�}�]d�>�ca_�;?�Y��c��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  <library:element library:name="BigModule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